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7.027cm"/>
    </style:style>
    <style:style style:name="co6" style:family="table-column">
      <style:table-column-properties fo:break-before="auto" style:column-width="6.087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9.022cm"/>
    </style:style>
    <style:style style:name="co7" style:family="table-column">
      <style:table-column-properties fo:break-before="auto" style:column-width="7.28cm"/>
    </style:style>
    <style:style style:name="co8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chts</text:p>
          </table:table-cell>
          <table:table-cell table:style-name="ce1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uf Tournee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Planet im Nebel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em der Bongo schlägt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hat den Blu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Fett‘s Danc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gegen Itchy &amp; Scratch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tallblaue Versuch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m der Bongo schläg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s weihnachtet schw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poiler Bo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Frinkcoi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/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Maggies erste Liebe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isco Stu</text:p>
          </table:table-cell>
          <table:table-cell/>
          <table:table-cell office:value-type="string" calcext:value-type="string">
            <text:p>Fracking, Freude, Eierkuchen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 office:value-type="string" calcext:value-type="string">
            <text:p>Krusty, der Clown</text:p>
          </table:table-cell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San Catellaneta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George Bush sen.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/>
          <table:table-cell office:value-type="string" calcext:value-type="string">
            <text:p>Die große Betrügerin</text:p>
          </table:table-cell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 office:value-type="string" calcext:value-type="string">
            <text:p>Projekt Weltraumsand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 office:value-type="string" calcext:value-type="string">
            <text:p>Betragen mangelha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nicht to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tragen mangel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atratzen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uf Tourne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hat den Bl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ett‘s Danc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rozes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, Ka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m der Bongo schläg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a Pura Vi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ein Todd. mein Todd. warum hast Du mich verlassen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ldschirmlo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enderama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Planet im Nebel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Ziemlich beste Freundin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Volksabstimmung in Springfield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Fracking, Freude, Eierkuchen</text:p>
          </table:table-cell>
          <table:table-cell/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/>
          <table:table-cell office:value-type="string" calcext:value-type="string">
            <text:p>Wer anderen einen Brunnen gräb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 office:value-type="string" calcext:value-type="string">
            <text:p>Süßer die Glocken nie tingel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Kriminalakte Springfield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eine Frau für Mo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s Meisterwer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Oklahom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ggies erste Lieb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urns Begins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 office:value-type="string" calcext:value-type="string">
            <text:p>Der blöde UNO-Club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Friss meine Sport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Rezeptfrei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Bart ist nicht to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Wir fahr‘n nach… Vegas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Der Fahrschüler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/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lobal Clowning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 office:value-type="string" calcext:value-type="string">
            <text:p>Undercover Burns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Krieg der Priester – Teil 2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Zahnfleischbluter Murphy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Sanjay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Sky-Polizei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Podcast New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Orange is the new yellow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as Maskottchen</text:p>
          </table:table-cell>
          <table:table-cell/>
        </table:table-row>
        <table:table-row table:style-name="ro2" table:number-rows-repeated="1047839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Bart wirft Baseball mit rechts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Bartigula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Nelson malt mit rechts</text:p>
          </table:table-cell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Lisa knackt den Rowdy-Cod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Kirby malt mit rechts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Rektor Skinners Gespür für Schne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 spielt mit link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Lisa spielt mit rechts Gitarre</text:p>
          </table:table-cell>
          <table:table-cell office:value-type="string" calcext:value-type="string">
            <text:p>Fett ist fabelhaft</text:p>
          </table:table-cell>
        </table:table-row>
      </table:table>
      <table:named-expressions/>
      <table:database-ranges>
        <table:database-range table:name="__Anonymous_Sheet_DB__0" table:target-range-address="Schreibhand.A1:Schreibhand.C723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92" table:contains-header="fals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4">00.00.0000</text:date>, <text:time style:data-style-name="N2" text:time-value="06:51:11.18873393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generator>LibreOffice/7.0.4.2$Linux_X86_64 LibreOffice_project/dcf040e67528d9187c66b2379df5ea4407429775</meta:generator>
    <meta:creation-date>2006-09-16T14:57:30</meta:creation-date>
    <dc:date>2021-03-24T06:52:05.165839548</dc:date>
    <meta:editing-cycles>428</meta:editing-cycles>
    <meta:editing-duration>PT19H33M33S</meta:editing-duration>
    <meta:document-statistic meta:table-count="2" meta:cell-count="1746" meta:object-count="0"/>
    <meta:user-defined meta:name="Info 1"/>
    <meta:user-defined meta:name="Info 2"/>
    <meta:user-defined meta:name="Info 3"/>
    <meta:user-defined meta:name="Info 4"/>
  </office:meta>
</office:document-meta>
</file>